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b1b0" officeooo:paragraph-rsid="0006b1b0"/>
    </style:style>
    <style:style style:name="P2" style:family="paragraph" style:parent-style-name="Standard">
      <style:paragraph-properties fo:margin-left="1.251cm" fo:text-indent="0cm" style:auto-text-indent="false"/>
      <style:text-properties officeooo:rsid="00085fbc" officeooo:paragraph-rsid="00085fbc"/>
    </style:style>
    <style:style style:name="P3" style:family="paragraph" style:parent-style-name="Standard">
      <style:paragraph-properties fo:margin-left="0cm" fo:text-indent="0cm" style:auto-text-indent="false"/>
      <style:text-properties officeooo:rsid="00085fbc" officeooo:paragraph-rsid="00085fbc"/>
    </style:style>
    <style:style style:name="P4" style:family="paragraph" style:parent-style-name="Standard">
      <style:paragraph-properties fo:margin-left="0cm" fo:text-indent="0cm" style:auto-text-indent="false"/>
      <style:text-properties officeooo:rsid="0009fc0a" officeooo:paragraph-rsid="00085f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éprojet : </text:p>
      <text:p text:style-name="P1"/>
      <text:p text:style-name="P2">données user :</text:p>
      <text:p text:style-name="P2">- nom</text:p>
      <text:p text:style-name="P2">- prénom</text:p>
      <text:p text:style-name="P2">- age</text:p>
      <text:p text:style-name="P2">- niveau de fitness</text:p>
      <text:p text:style-name="P2">- email</text:p>
      <text:p text:style-name="P2">- mot de passe</text:p>
      <text:p text:style-name="P2">- photo profils varchar</text:p>
      <text:p text:style-name="P2">- bio</text:p>
      <text:p text:style-name="P2"/>
      <text:p text:style-name="P2"/>
      <text:p text:style-name="P2">données post :</text:p>
      <text:p text:style-name="P2">- description</text:p>
      <text:p text:style-name="P2">- photo / entraînements</text:p>
      <text:p text:style-name="P2">- like a voir pour plus tard</text:p>
      <text:p text:style-name="P2">- edit / delete visible que par le op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pour le début crée le tableau user est post pour la base du site est ensuite construire par dessus</text:p>
      <text:p text:style-name="P3"/>
      <text:p text:style-name="P3">peut déjà commencer a coder les différentes parties du site du genre les post les formulaire de login est de créations de compte, commentaire etc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4T09:41:02.269000000</meta:creation-date>
    <dc:date>2024-05-14T10:54:34.973000000</dc:date>
    <meta:editing-duration>PT1H13M33S</meta:editing-duration>
    <meta:editing-cycles>3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7" meta:word-count="96" meta:character-count="470" meta:non-whitespace-character-count="390"/>
  </office:meta>
</office:document-meta>
</file>